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46pt" fo:break-before="auto" style:use-optimal-row-height="false"/>
    </style:style>
    <style:style style:name="ro4" style:family="table-row">
      <style:table-row-properties style:row-height="13.8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TL_20_RowProperty" style:data-style-name="N0">
      <style:table-cell-properties fo:background-color="#fa6900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pt"/>
    </style:style>
    <style:style style:name="ce4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pt"/>
    </style:style>
    <style:style style:name="ce5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pt"/>
    </style:style>
    <style:style style:name="ce6" style:family="table-cell" style:parent-style-name="Default" style:data-style-name="N0"/>
    <style:style style:name="ce7" style:family="table-cell" style:parent-style-name="TL_20_ColHeader" style:data-style-name="N0">
      <style:table-cell-properties fo:background-color="#69d2e7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8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start" fo:margin-left="0pt"/>
    </style:style>
    <style:style style:name="ce9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pt"/>
    </style:style>
    <style:style style:name="ce10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pt"/>
    </style:style>
    <style:style style:name="ce11" style:family="table-cell" style:parent-style-name="TL_20_Data" style:data-style-name="N0">
      <style:table-cell-properties fo:border-bottom="none" fo:background-color="#c8c8a9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12" style:family="table-cell" style:parent-style-name="TL_20_Data" style:data-style-name="N0">
      <style:table-cell-properties fo:border-bottom="none" fo:background-color="#c8c8a9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13" style:family="table-cell" style:parent-style-name="TL_20_Data" style:data-style-name="N0">
      <style:table-cell-properties fo:border-bottom="0.06pt solid #000000" fo:background-color="#c8c8a9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0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Gemeente</text:p>
          </table:table-cell>
          <table:table-cell table:style-name="ce7" office:value-type="string" calcext:value-type="string">
            <text:p>Geslacht</text:p>
          </table:table-cell>
          <table:table-cell table:style-name="ce7" office:value-type="string" calcext:value-type="string">
            <text:p>PopulatieCBS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Aa en Hunz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4" office:value-type="string" calcext:value-type="string">
            <text:p>Aagt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 calcext:value-type="string">
            <text:p>Aa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12" calcext:value-type="float">
            <text:p>52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s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85" calcext:value-type="float">
            <text:p>101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70" calcext:value-type="float">
            <text:p>88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 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69" calcext:value-type="float">
            <text:p>41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d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86" calcext:value-type="float">
            <text:p>19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le-Rix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28" calcext:value-type="float">
            <text:p>25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be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ben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c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10" calcext:value-type="float">
            <text:p>4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chtkarsp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488" calcext:value-type="float">
            <text:p>134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0" calcext:value-type="float">
            <text:p>9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u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87" calcext:value-type="float">
            <text:p>1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kersloo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92" calcext:value-type="float">
            <text:p>25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lass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75" calcext:value-type="float">
            <text:p>86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rands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kem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97" calcext:value-type="float">
            <text:p>66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m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435" calcext:value-type="float">
            <text:p>36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235" calcext:value-type="float">
            <text:p>312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m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phen aan den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143" calcext:value-type="float">
            <text:p>261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en R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04" calcext:value-type="float">
            <text:p>30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-Cha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t D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94" calcext:value-type="float">
            <text:p>29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 Montfo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y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i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3" calcext:value-type="float">
            <text:p>1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38" calcext:value-type="float">
            <text:p>15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o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01" calcext:value-type="float">
            <text:p>32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sf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853" calcext:value-type="float">
            <text:p>428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sto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5" calcext:value-type="float">
            <text:p>7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zo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78" calcext:value-type="float">
            <text:p>1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l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950" calcext:value-type="float">
            <text:p>339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nr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67" calcext:value-type="float">
            <text:p>16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4588" calcext:value-type="float">
            <text:p>3445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22" calcext:value-type="float">
            <text:p>2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37" calcext:value-type="float">
            <text:p>2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ke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95" calcext:value-type="float">
            <text:p>33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na Paulown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67" calcext:value-type="float">
            <text:p>51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el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336" calcext:value-type="float">
            <text:p>69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elte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30" calcext:value-type="float">
            <text:p>21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inge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17" calcext:value-type="float">
            <text:p>63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cen en V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24" calcext:value-type="float">
            <text:p>42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k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53" calcext:value-type="float">
            <text:p>15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ne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53" calcext:value-type="float">
            <text:p>19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n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844" calcext:value-type="float">
            <text:p>618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p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39" calcext:value-type="float">
            <text:p>13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751" calcext:value-type="float">
            <text:p>21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delf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49" calcext:value-type="float">
            <text:p>70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n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ver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45" calcext:value-type="float">
            <text:p>70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x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35" calcext:value-type="float">
            <text:p>60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94" calcext:value-type="float">
            <text:p>25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e-Nassau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36" calcext:value-type="float">
            <text:p>30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19" calcext:value-type="float">
            <text:p>118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ex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f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01" calcext:value-type="float">
            <text:p>15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kel en Milhee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68" calcext:value-type="float">
            <text:p>36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ng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41" calcext:value-type="float">
            <text:p>86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ne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704" calcext:value-type="float">
            <text:p>187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90" calcext:value-type="float">
            <text:p>33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singer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23" calcext:value-type="float">
            <text:p>19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woutswa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9" calcext:value-type="float">
            <text:p>2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th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41" calcext:value-type="float">
            <text:p>25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d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28" calcext:value-type="float">
            <text:p>50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g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3" calcext:value-type="float">
            <text:p>8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22" calcext:value-type="float">
            <text:p>63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en Don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00" calcext:value-type="float">
            <text:p>4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ms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96" calcext:value-type="float">
            <text:p>38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59" calcext:value-type="float">
            <text:p>15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t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12" calcext:value-type="float">
            <text:p>15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s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16" calcext:value-type="float">
            <text:p>58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t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i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96" calcext:value-type="float">
            <text:p>67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f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18" calcext:value-type="float">
            <text:p>24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ed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62" calcext:value-type="float">
            <text:p>47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0" calcext:value-type="float">
            <text:p>1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m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67" calcext:value-type="float">
            <text:p>7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ne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50" calcext:value-type="float">
            <text:p>28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sch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36" calcext:value-type="float">
            <text:p>1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t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67" calcext:value-type="float">
            <text:p>15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D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Terblij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15" calcext:value-type="float">
            <text:p>22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amb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32" calcext:value-type="float">
            <text:p>27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38" calcext:value-type="float">
            <text:p>66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N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04" calcext:value-type="float">
            <text:p>67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op Zo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888" calcext:value-type="float">
            <text:p>218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y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62" calcext:value-type="float">
            <text:p>49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43" calcext:value-type="float">
            <text:p>93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95" calcext:value-type="float">
            <text:p>1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46" calcext:value-type="float">
            <text:p>27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schenh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37" calcext:value-type="float">
            <text:p>35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 en Rodenrij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29" calcext:value-type="float">
            <text:p>7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-Enscho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85" calcext:value-type="float">
            <text:p>49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n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7" calcext:value-type="float">
            <text:p>7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l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63" calcext:value-type="float">
            <text:p>42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nhez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26" calcext:value-type="float">
            <text:p>6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50" calcext:value-type="float">
            <text:p>94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03" calcext:value-type="float">
            <text:p>76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sic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v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612" calcext:value-type="float">
            <text:p>176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72" calcext:value-type="float">
            <text:p>21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gg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 Bil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64" calcext:value-type="float">
            <text:p>42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Bi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155" calcext:value-type="float">
            <text:p>151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gelr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9" calcext:value-type="float">
            <text:p>4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nen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d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del en Neter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84" calcext:value-type="float">
            <text:p>47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nkenh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r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64" calcext:value-type="float">
            <text:p>53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is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91" calcext:value-type="float">
            <text:p>40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skensgraaf en Hofweg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0" calcext:value-type="float">
            <text:p>11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em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38" calcext:value-type="float">
            <text:p>81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k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kzij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arnsterhi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choltz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93" calcext:value-type="float">
            <text:p>26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92" calcext:value-type="float">
            <text:p>84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-Reeu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ek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69" calcext:value-type="float">
            <text:p>43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n Bo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80" calcext:value-type="float">
            <text:p>34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lsw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72" calcext:value-type="float">
            <text:p>48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Bomm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ornster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cu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73" calcext:value-type="float">
            <text:p>5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85" calcext:value-type="float">
            <text:p>62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-Od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gha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75" calcext:value-type="float">
            <text:p>40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36" calcext:value-type="float">
            <text:p>9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e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18" calcext:value-type="float">
            <text:p>95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se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sko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13" calcext:value-type="float">
            <text:p>69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ven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x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96" calcext:value-type="float">
            <text:p>68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53" calcext:value-type="float">
            <text:p>12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k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99" calcext:value-type="float">
            <text:p>31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nd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9" calcext:value-type="float">
            <text:p>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958" calcext:value-type="float">
            <text:p>569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erwi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20" calcext:value-type="float">
            <text:p>59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sk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uk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21" calcext:value-type="float">
            <text:p>53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i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78" calcext:value-type="float">
            <text:p>75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 in Wa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51" calcext:value-type="float">
            <text:p>1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2" calcext:value-type="float">
            <text:p>9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nckhors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uwersha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55" calcext:value-type="float">
            <text:p>17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i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39" calcext:value-type="float">
            <text:p>15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299" calcext:value-type="float">
            <text:p>102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n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87" calcext:value-type="float">
            <text:p>128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98" calcext:value-type="float">
            <text:p>57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64" calcext:value-type="float">
            <text:p>24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n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57" calcext:value-type="float">
            <text:p>69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38" calcext:value-type="float">
            <text:p>88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35" calcext:value-type="float">
            <text:p>45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g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165" calcext:value-type="float">
            <text:p>16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urmal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ier en K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85" calcext:value-type="float">
            <text:p>20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dz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llantsoo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23" calcext:value-type="float">
            <text:p>13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pelle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187" calcext:value-type="float">
            <text:p>21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str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05" calcext:value-type="float">
            <text:p>113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a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27" calcext:value-type="float">
            <text:p>17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l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oevo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74" calcext:value-type="float">
            <text:p>67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t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5" calcext:value-type="float">
            <text:p>12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ranendonc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romstrij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ijk en Sint Agath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35" calcext:value-type="float">
            <text:p>8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lembo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23" calcext:value-type="float">
            <text:p>95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20" calcext:value-type="float">
            <text:p>28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f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24" calcext:value-type="float">
            <text:p>74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84" calcext:value-type="float">
            <text:p>9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i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lf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964" calcext:value-type="float">
            <text:p>429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zij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043" calcext:value-type="float">
            <text:p>130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ekam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70" calcext:value-type="float">
            <text:p>59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314" calcext:value-type="float">
            <text:p>143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ven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488" calcext:value-type="float">
            <text:p>314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67" calcext:value-type="float">
            <text:p>76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97" calcext:value-type="float">
            <text:p>72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hei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42" calcext:value-type="float">
            <text:p>13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11" calcext:value-type="float">
            <text:p>53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07" calcext:value-type="float">
            <text:p>18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v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70" calcext:value-type="float">
            <text:p>17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kel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teloord en Prinsen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29" calcext:value-type="float">
            <text:p>28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th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xp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43" calcext:value-type="float">
            <text:p>37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rk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11" calcext:value-type="float">
            <text:p>33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de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95" calcext:value-type="float">
            <text:p>19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s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11" calcext:value-type="float">
            <text:p>52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tin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446" calcext:value-type="float">
            <text:p>184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kk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51" calcext:value-type="float">
            <text:p>59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m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09" calcext:value-type="float">
            <text:p>19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211" calcext:value-type="float">
            <text:p>102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niawerst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83" calcext:value-type="float">
            <text:p>32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73" calcext:value-type="float">
            <text:p>50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sp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r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123" calcext:value-type="float">
            <text:p>531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ch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45" calcext:value-type="float">
            <text:p>43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ischo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eu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18" calcext:value-type="float">
            <text:p>16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ergen-Rijs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93" calcext:value-type="float">
            <text:p>81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rug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20" calcext:value-type="float">
            <text:p>22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we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mm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on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608" calcext:value-type="float">
            <text:p>106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50" calcext:value-type="float">
            <text:p>78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72" calcext:value-type="float">
            <text:p>58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bbel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40" calcext:value-type="float">
            <text:p>26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63" calcext:value-type="float">
            <text:p>51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Du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12" calcext:value-type="float">
            <text:p>20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78" calcext:value-type="float">
            <text:p>2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winge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33" calcext:value-type="float">
            <text:p>18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36" calcext:value-type="float">
            <text:p>85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77" calcext:value-type="float">
            <text:p>30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-Su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-Vol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786" calcext:value-type="float">
            <text:p>117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321" calcext:value-type="float">
            <text:p>413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66" calcext:value-type="float">
            <text:p>49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n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51" calcext:value-type="float">
            <text:p>3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smo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nr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8" calcext:value-type="float">
            <text:p>12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r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68" calcext:value-type="float">
            <text:p>58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th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06" calcext:value-type="float">
            <text:p>56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mond aan Z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-Bin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74" calcext:value-type="float">
            <text:p>83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gels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65" calcext:value-type="float">
            <text:p>29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57" calcext:value-type="float">
            <text:p>38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-Margra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nd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634" calcext:value-type="float">
            <text:p>976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25" calcext:value-type="float">
            <text:p>9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kerz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me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wout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63" calcext:value-type="float">
            <text:p>41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84" calcext:value-type="float">
            <text:p>83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455" calcext:value-type="float">
            <text:p>45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mpel en Meer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g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k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51" calcext:value-type="float">
            <text:p>7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sch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210" calcext:value-type="float">
            <text:p>722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p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474" calcext:value-type="float">
            <text:p>164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m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996" calcext:value-type="float">
            <text:p>119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54" calcext:value-type="float">
            <text:p>29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9" calcext:value-type="float">
            <text:p>9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 en Opij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 en Leu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-Leu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645" calcext:value-type="float">
            <text:p>146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verd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7" calcext:value-type="float">
            <text:p>9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zing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3" calcext:value-type="float">
            <text:p>9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78" calcext:value-type="float">
            <text:p>44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ijnaart en Heij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65" calcext:value-type="float">
            <text:p>3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sterw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2" calcext:value-type="float">
            <text:p>13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77" calcext:value-type="float">
            <text:p>61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41" calcext:value-type="float">
            <text:p>2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Friese 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Fryske Mar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83" calcext:value-type="float">
            <text:p>37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ân-Slea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ssel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61" calcext:value-type="float">
            <text:p>20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trui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02" calcext:value-type="float">
            <text:p>32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ff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96" calcext:value-type="float">
            <text:p>23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ermal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296" calcext:value-type="float">
            <text:p>102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266" calcext:value-type="float">
            <text:p>13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-Mie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603" calcext:value-type="float">
            <text:p>176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48" calcext:value-type="float">
            <text:p>84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-Ba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nd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22" calcext:value-type="float">
            <text:p>101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64" calcext:value-type="float">
            <text:p>34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e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43" calcext:value-type="float">
            <text:p>3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87" calcext:value-type="float">
            <text:p>79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u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07" calcext:value-type="float">
            <text:p>15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24" calcext:value-type="float">
            <text:p>23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lan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51" calcext:value-type="float">
            <text:p>28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h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lze en 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656" calcext:value-type="float">
            <text:p>106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dere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42" calcext:value-type="float">
            <text:p>51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ree-Overflakk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867" calcext:value-type="float">
            <text:p>148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ir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81" calcext:value-type="float">
            <text:p>85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oise 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o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18" calcext:value-type="float">
            <text:p>59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in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133" calcext:value-type="float">
            <text:p>141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96" calcext:value-type="float">
            <text:p>69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233" calcext:value-type="float">
            <text:p>292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era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5" calcext:value-type="float">
            <text:p>13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riaa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5" calcext:value-type="float">
            <text:p>4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s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75" calcext:value-type="float">
            <text:p>8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afstroo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auw en Lang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-De Rij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78" calcext:value-type="float">
            <text:p>2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ms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90" calcext:value-type="float">
            <text:p>29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t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73" calcext:value-type="float">
            <text:p>14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83" calcext:value-type="float">
            <text:p>50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46" calcext:value-type="float">
            <text:p>45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35" calcext:value-type="float">
            <text:p>39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hage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6223" calcext:value-type="float">
            <text:p>2162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mo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7" calcext:value-type="float">
            <text:p>10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zan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84" calcext:value-type="float">
            <text:p>8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evenbi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6" calcext:value-type="float">
            <text:p>12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23" calcext:value-type="float">
            <text:p>21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n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71" calcext:value-type="float">
            <text:p>43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es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56" calcext:value-type="float">
            <text:p>9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ingen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418" calcext:value-type="float">
            <text:p>794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s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13" calcext:value-type="float">
            <text:p>17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-Ammer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30" calcext:value-type="float">
            <text:p>15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e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ga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26" calcext:value-type="float">
            <text:p>44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ubbenv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14" calcext:value-type="float">
            <text:p>34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93" calcext:value-type="float">
            <text:p>21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-Witt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f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ks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183" calcext:value-type="float">
            <text:p>111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mst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47" calcext:value-type="float">
            <text:p>25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572" calcext:value-type="float">
            <text:p>755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liede en Spaarn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42" calcext:value-type="float">
            <text:p>23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101" calcext:value-type="float">
            <text:p>401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st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84" calcext:value-type="float">
            <text:p>22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10" calcext:value-type="float">
            <text:p>29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gest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lderber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l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90" calcext:value-type="float">
            <text:p>63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98" calcext:value-type="float">
            <text:p>71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p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12" calcext:value-type="float">
            <text:p>14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951" calcext:value-type="float">
            <text:p>159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426" calcext:value-type="float">
            <text:p>154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inxveld-Giess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30" calcext:value-type="float">
            <text:p>79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58" calcext:value-type="float">
            <text:p>91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kars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39" calcext:value-type="float">
            <text:p>30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l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12" calcext:value-type="float">
            <text:p>78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m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84" calcext:value-type="float">
            <text:p>36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k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85" calcext:value-type="float">
            <text:p>78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se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38" calcext:value-type="float">
            <text:p>32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tt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20" calcext:value-type="float">
            <text:p>57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vel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83" calcext:value-type="float">
            <text:p>29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zers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33" calcext:value-type="float">
            <text:p>55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39" calcext:value-type="float">
            <text:p>17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l en Panh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91" calcext:value-type="float">
            <text:p>21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87" calcext:value-type="float">
            <text:p>16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t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376" calcext:value-type="float">
            <text:p>123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n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bt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rend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87" calcext:value-type="float">
            <text:p>88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eren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en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514" calcext:value-type="float">
            <text:p>185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w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4" calcext:value-type="float">
            <text:p>5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hugo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538" calcext:value-type="float">
            <text:p>165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jans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29" calcext:value-type="float">
            <text:p>17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041" calcext:value-type="float">
            <text:p>35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81" calcext:value-type="float">
            <text:p>49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-Dinth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83" calcext:value-type="float">
            <text:p>3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21" calcext:value-type="float">
            <text:p>43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-Lee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fs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22" calcext:value-type="float">
            <text:p>55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- en Boeic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537" calcext:value-type="float">
            <text:p>105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enoo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99" calcext:value-type="float">
            <text:p>16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kensz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67" calcext:value-type="float">
            <text:p>32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kel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ken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45" calcext:value-type="float">
            <text:p>86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el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572" calcext:value-type="float">
            <text:p>325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n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790" calcext:value-type="float">
            <text:p>167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voet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28" calcext:value-type="float">
            <text:p>11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415" calcext:value-type="float">
            <text:p>294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voi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43" calcext:value-type="float">
            <text:p>22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melumer Oldefe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13" calcext:value-type="float">
            <text:p>24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drik-Ido-Amb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50" calcext:value-type="float">
            <text:p>83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Gld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49" calcext:value-type="float">
            <text:p>4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O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408" calcext:value-type="float">
            <text:p>374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naa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79" calcext:value-type="float">
            <text:p>24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s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k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1" calcext:value-type="float">
            <text:p>16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rtogenbo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253" calcext:value-type="float">
            <text:p>43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en en Aer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12" calcext:value-type="float">
            <text:p>42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ij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1" calcext:value-type="float">
            <text:p>12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08" calcext:value-type="float">
            <text:p>43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kel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3" calcext:value-type="float">
            <text:p>1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85" calcext:value-type="float">
            <text:p>57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35" calcext:value-type="float">
            <text:p>28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ythuy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54" calcext:value-type="float">
            <text:p>27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leg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56" calcext:value-type="float">
            <text:p>9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aren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59" calcext:value-type="float">
            <text:p>45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014" calcext:value-type="float">
            <text:p>440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ndeloo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6" calcext:value-type="float">
            <text:p>4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deken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ko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s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88" calcext:value-type="float">
            <text:p>113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vela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46" calcext:value-type="float">
            <text:p>38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99" calcext:value-type="float">
            <text:p>37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f van Twent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lands Kroo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69" calcext:value-type="float">
            <text:p>43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nte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15" calcext:value-type="float">
            <text:p>39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fdplaa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blok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3" calcext:value-type="float">
            <text:p>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Mier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95" calcext:value-type="float">
            <text:p>17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Zwaluw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91" calcext:value-type="float">
            <text:p>29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loon, Hapert en Ca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00" calcext:value-type="float">
            <text:p>4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995" calcext:value-type="float">
            <text:p>219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zand-Sappe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937" calcext:value-type="float">
            <text:p>179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222" calcext:value-type="float">
            <text:p>202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3" calcext:value-type="float">
            <text:p>7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85" calcext:value-type="float">
            <text:p>20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9" calcext:value-type="float">
            <text:p>7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700" calcext:value-type="float">
            <text:p>87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 aan de 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u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23" calcext:value-type="float">
            <text:p>48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j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64" calcext:value-type="float">
            <text:p>11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13" calcext:value-type="float">
            <text:p>71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258" calcext:value-type="float">
            <text:p>152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09" calcext:value-type="float">
            <text:p>23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42" calcext:value-type="float">
            <text:p>92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elo en Kep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35" calcext:value-type="float">
            <text:p>22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86" calcext:value-type="float">
            <text:p>27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daa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89" calcext:value-type="float">
            <text:p>44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19" calcext:value-type="float">
            <text:p>14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h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44" calcext:value-type="float">
            <text:p>26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62" calcext:value-type="float">
            <text:p>59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st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12" calcext:value-type="float">
            <text:p>82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z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lp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83" calcext:value-type="float">
            <text:p>15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t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acobs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is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3" calcext:value-type="float">
            <text:p>5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utph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ag en Braass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er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83" calcext:value-type="float">
            <text:p>1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m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90" calcext:value-type="float">
            <text:p>149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nten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4" calcext:value-type="float">
            <text:p>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72" calcext:value-type="float">
            <text:p>46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t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t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014" calcext:value-type="float">
            <text:p>190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di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2" calcext:value-type="float">
            <text:p>6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r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124" calcext:value-type="float">
            <text:p>231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werv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49" calcext:value-type="float">
            <text:p>29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79" calcext:value-type="float">
            <text:p>19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66" calcext:value-type="float">
            <text:p>44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aas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55" calcext:value-type="float">
            <text:p>18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i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51" calcext:value-type="float">
            <text:p>21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oet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osterbu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3" calcext:value-type="float">
            <text:p>9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und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90" calcext:value-type="float">
            <text:p>32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cke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5" calcext:value-type="float">
            <text:p>14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e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wa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gg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llumerland en Nieuwkrui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32" calcext:value-type="float">
            <text:p>62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og aan de Zaa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en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enhoef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ge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10" calcext:value-type="float">
            <text:p>17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 aan den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66" calcext:value-type="float">
            <text:p>2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abb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 L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55" calcext:value-type="float">
            <text:p>30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87" calcext:value-type="float">
            <text:p>139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er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ommeni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uin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uin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wa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ar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e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graaf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s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51" calcext:value-type="float">
            <text:p>41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53" calcext:value-type="float">
            <text:p>10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 Ruige Wei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73" calcext:value-type="float">
            <text:p>66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ra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7" calcext:value-type="float">
            <text:p>9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sing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Gld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N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78" calcext:value-type="float">
            <text:p>5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41" calcext:value-type="float">
            <text:p>85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21" calcext:value-type="float">
            <text:p>2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83" calcext:value-type="float">
            <text:p>1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5" calcext:value-type="float">
            <text:p>6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56" calcext:value-type="float">
            <text:p>80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42" calcext:value-type="float">
            <text:p>31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440" calcext:value-type="float">
            <text:p>404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05" calcext:value-type="float">
            <text:p>44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429" calcext:value-type="float">
            <text:p>504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r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353" calcext:value-type="float">
            <text:p>103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646" calcext:value-type="float">
            <text:p>146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-Voor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i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30" calcext:value-type="float">
            <text:p>2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kker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74" calcext:value-type="float">
            <text:p>36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lysta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801" calcext:value-type="float">
            <text:p>218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ms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02" calcext:value-type="float">
            <text:p>55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d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u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521" calcext:value-type="float">
            <text:p>105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x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59" calcext:value-type="float">
            <text:p>12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chtenvoor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22" calcext:value-type="float">
            <text:p>8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m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mp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76" calcext:value-type="float">
            <text:p>20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n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37" calcext:value-type="float">
            <text:p>3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Li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12" calcext:value-type="float">
            <text:p>49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63" calcext:value-type="float">
            <text:p>28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mbri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22" calcext:value-type="float">
            <text:p>28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65" calcext:value-type="float">
            <text:p>24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40" calcext:value-type="float">
            <text:p>19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24" calcext:value-type="float">
            <text:p>22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14" calcext:value-type="float">
            <text:p>98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41" calcext:value-type="float">
            <text:p>29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759" calcext:value-type="float">
            <text:p>87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88" calcext:value-type="float">
            <text:p>34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rsloo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on op Z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66" calcext:value-type="float">
            <text:p>97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os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29" calcext:value-type="float">
            <text:p>41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75" calcext:value-type="float">
            <text:p>40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p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30" calcext:value-type="float">
            <text:p>19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ss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22" calcext:value-type="float">
            <text:p>10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yksge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44" calcext:value-type="float">
            <text:p>1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hee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28" calcext:value-type="float">
            <text:p>4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79" calcext:value-type="float">
            <text:p>29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531" calcext:value-type="float">
            <text:p>145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tens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28" calcext:value-type="float">
            <text:p>45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50" calcext:value-type="float">
            <text:p>38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33" calcext:value-type="float">
            <text:p>55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56" calcext:value-type="float">
            <text:p>15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on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r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27" calcext:value-type="float">
            <text:p>41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gouw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37" calcext:value-type="float">
            <text:p>29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609" calcext:value-type="float">
            <text:p>166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tri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676" calcext:value-type="float">
            <text:p>536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de en Drimm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22" calcext:value-type="float">
            <text:p>57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gra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88" calcext:value-type="float">
            <text:p>17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iekerk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36" calcext:value-type="float">
            <text:p>17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97" calcext:value-type="float">
            <text:p>35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0" calcext:value-type="float">
            <text:p>10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Mar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89" calcext:value-type="float">
            <text:p>43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ur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26" calcext:value-type="float">
            <text:p>29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dembl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95" calcext:value-type="float">
            <text:p>34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2" calcext:value-type="float">
            <text:p>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14" calcext:value-type="float">
            <text:p>15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-Wan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73" calcext:value-type="float">
            <text:p>35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29" calcext:value-type="float">
            <text:p>42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gen, Haren en Mach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52" calcext:value-type="float">
            <text:p>14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ij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69" calcext:value-type="float">
            <text:p>26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ck en Herkenbo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82" calcext:value-type="float">
            <text:p>34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san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aldum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79" calcext:value-type="float">
            <text:p>66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nam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ter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p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18" calcext:value-type="float">
            <text:p>109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rkel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2" calcext:value-type="float">
            <text:p>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h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9" calcext:value-type="float">
            <text:p>9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burg (Z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668" calcext:value-type="float">
            <text:p>186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harn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55" calcext:value-type="float">
            <text:p>72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i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st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38" calcext:value-type="float">
            <text:p>14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elf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renth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schouw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1" calcext:value-type="float">
            <text:p>12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l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10" calcext:value-type="float">
            <text:p>21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64" calcext:value-type="float">
            <text:p>4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45" calcext:value-type="float">
            <text:p>66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nsheeren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30" calcext:value-type="float">
            <text:p>21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 en Sint Hub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66" calcext:value-type="float">
            <text:p>51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ingen aan de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82" calcext:value-type="float">
            <text:p>25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ge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00" calcext:value-type="float">
            <text:p>26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k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8" calcext:value-type="float">
            <text:p>13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lenaarsgraa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7" calcext:value-type="float">
            <text:p>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len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nick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25" calcext:value-type="float">
            <text:p>47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s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00" calcext:value-type="float">
            <text:p>9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tf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77" calcext:value-type="float">
            <text:p>31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9" calcext:value-type="float">
            <text:p>14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k en Middel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07" calcext:value-type="float">
            <text:p>34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r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56" calcext:value-type="float">
            <text:p>3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18" calcext:value-type="float">
            <text:p>36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stergel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04" calcext:value-type="float">
            <text:p>26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t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42" calcext:value-type="float">
            <text:p>2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ld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79" calcext:value-type="float">
            <text:p>127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96" calcext:value-type="float">
            <text:p>79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-Bet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horst den 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97" calcext:value-type="float">
            <text:p>24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l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60" calcext:value-type="float">
            <text:p>74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38" calcext:value-type="float">
            <text:p>56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77" calcext:value-type="float">
            <text:p>18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ij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48" calcext:value-type="float">
            <text:p>51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bbix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15" calcext:value-type="float">
            <text:p>40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 en Sint Joo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Beij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79" calcext:value-type="float">
            <text:p>14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 Pekel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49" calcext:value-type="float">
            <text:p>26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 To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g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231" calcext:value-type="float">
            <text:p>212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nha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14" calcext:value-type="float">
            <text:p>50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-Nie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-Ams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03" calcext:value-type="float">
            <text:p>71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schan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8" calcext:value-type="float">
            <text:p>9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Ginne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18" calcext:value-type="float">
            <text:p>54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ko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39" calcext:value-type="float">
            <text:p>47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6" calcext:value-type="float">
            <text:p>4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Lekk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00" calcext:value-type="float">
            <text:p>41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eu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95" calcext:value-type="float">
            <text:p>37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ol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5" calcext:value-type="float">
            <text:p>7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p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6" calcext:value-type="float">
            <text:p>6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sta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94" calcext:value-type="float">
            <text:p>16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7" calcext:value-type="float">
            <text:p>14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Vosse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gtev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1" calcext:value-type="float">
            <text:p>6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efu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e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86" calcext:value-type="float">
            <text:p>1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934" calcext:value-type="float">
            <text:p>119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me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692" calcext:value-type="float">
            <text:p>716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s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telro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10" calcext:value-type="float">
            <text:p>34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9" calcext:value-type="float">
            <text:p>5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-Bev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loo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2" calcext:value-type="float">
            <text:p>7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en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r-Koggen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00" calcext:value-type="float">
            <text:p>48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go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Noordoostelijke 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oostpol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164" calcext:value-type="float">
            <text:p>191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98" calcext:value-type="float">
            <text:p>114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e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22" calcext:value-type="float">
            <text:p>75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t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14" calcext:value-type="float">
            <text:p>33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52" calcext:value-type="float">
            <text:p>32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enen, Gerwen en Nederwet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86" calcext:value-type="float">
            <text:p>89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30" calcext:value-type="float">
            <text:p>19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mans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30" calcext:value-type="float">
            <text:p>39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nspee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296" calcext:value-type="float">
            <text:p>112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t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30" calcext:value-type="float">
            <text:p>38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bicht en Papen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21" calcext:value-type="float">
            <text:p>13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13" calcext:value-type="float">
            <text:p>29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23" calcext:value-type="float">
            <text:p>62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ffe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65" calcext:value-type="float">
            <text:p>1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gstg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36" calcext:value-type="float">
            <text:p>72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hé en Laa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3" calcext:value-type="float">
            <text:p>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rs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07" calcext:value-type="float">
            <text:p>24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rscho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48" calcext:value-type="float">
            <text:p>54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st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95" calcext:value-type="float">
            <text:p>8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amb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033" calcext:value-type="float">
            <text:p>100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hov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90" calcext:value-type="float">
            <text:p>12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6" calcext:value-type="float">
            <text:p>11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mark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nz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038" calcext:value-type="float">
            <text:p>140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68" calcext:value-type="float">
            <text:p>45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-Wijh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71" calcext:value-type="float">
            <text:p>8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derbank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nstwed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ltgensplaa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 Gel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 en West-Sou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, West- en Middelbeer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17" calcext:value-type="float">
            <text:p>23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66" calcext:value-type="float">
            <text:p>9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dong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91" calcext:value-type="float">
            <text:p>32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64" calcext:value-type="float">
            <text:p>25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ess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79" calcext:value-type="float">
            <text:p>24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109" calcext:value-type="float">
            <text:p>221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flakk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23" calcext:value-type="float">
            <text:p>46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stellingwer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147" calcext:value-type="float">
            <text:p>121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voor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zaa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09" calcext:value-type="float">
            <text:p>3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tma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99" calcext:value-type="float">
            <text:p>20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enbaar Lichaam Z.IJ.P.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63" calcext:value-type="float">
            <text:p>61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hem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loo, Sint Anthonis en Ledeack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82" calcext:value-type="float">
            <text:p>35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55" calcext:value-type="float">
            <text:p>50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perdoe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s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938" calcext:value-type="float">
            <text:p>129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938" calcext:value-type="float">
            <text:p>239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05" calcext:value-type="float">
            <text:p>26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terl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er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o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6" calcext:value-type="float">
            <text:p>4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 en Nieuw Ga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93" calcext:value-type="float">
            <text:p>40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Albla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0" calcext:value-type="float">
            <text:p>1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Beij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98" calcext:value-type="float">
            <text:p>76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IJsselstr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Pekel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42" calcext:value-type="float">
            <text:p>41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l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bo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87" calcext:value-type="float">
            <text:p>6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n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h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Nie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-Am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53" calcext:value-type="float">
            <text:p>56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88" calcext:value-type="float">
            <text:p>27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-To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wa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26" calcext:value-type="float">
            <text:p>35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Vossem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w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assel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bet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sl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z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nn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0" calcext:value-type="float">
            <text:p>11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apek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589" calcext:value-type="float">
            <text:p>12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el en 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ei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54" calcext:value-type="float">
            <text:p>24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kel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hilippi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ershi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6" calcext:value-type="float">
            <text:p>7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73" calcext:value-type="float">
            <text:p>8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-Noot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ls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7" calcext:value-type="float">
            <text:p>5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ortug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03" calcext:value-type="float">
            <text:p>101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ort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sterho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45" calcext:value-type="float">
            <text:p>20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insen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46" calcext:value-type="float">
            <text:p>50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rmere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664" calcext:value-type="float">
            <text:p>186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96" calcext:value-type="float">
            <text:p>18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36" calcext:value-type="float">
            <text:p>95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rsh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19" calcext:value-type="float">
            <text:p>28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l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564" calcext:value-type="float">
            <text:p>125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msdon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03" calcext:value-type="float">
            <text:p>61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uwerder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3" calcext:value-type="float">
            <text:p>14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venst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30" calcext:value-type="float">
            <text:p>38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eu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36" calcext:value-type="float">
            <text:p>45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id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imers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81" calcext:value-type="float">
            <text:p>95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e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nk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078" calcext:value-type="float">
            <text:p>160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s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61" calcext:value-type="float">
            <text:p>16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tranchemen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59" calcext:value-type="float">
            <text:p>37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usel-De Mie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he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442" calcext:value-type="float">
            <text:p>23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79" calcext:value-type="float">
            <text:p>85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oo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18" calcext:value-type="float">
            <text:p>35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dder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680" calcext:value-type="float">
            <text:p>236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7" calcext:value-type="float">
            <text:p>11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e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ater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2" calcext:value-type="float">
            <text:p>6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s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39" calcext:value-type="float">
            <text:p>58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aa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Rij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74" calcext:value-type="float">
            <text:p>27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99" calcext:value-type="float">
            <text:p>107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-Hol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NB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Z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846" calcext:value-type="float">
            <text:p>248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lland-Bat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tt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ckanj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22" calcext:value-type="float">
            <text:p>85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erda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559" calcext:value-type="float">
            <text:p>185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86" calcext:value-type="float">
            <text:p>22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 en N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26" calcext:value-type="float">
            <text:p>30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Ronde Ve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 en Nis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604" calcext:value-type="float">
            <text:p>276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6" calcext:value-type="float">
            <text:p>8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sma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263" calcext:value-type="float">
            <text:p>112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45" calcext:value-type="float">
            <text:p>14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tt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9864" calcext:value-type="float">
            <text:p>2798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96" calcext:value-type="float">
            <text:p>74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5" calcext:value-type="float">
            <text:p>6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cp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215" calcext:value-type="float">
            <text:p>102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04" calcext:value-type="float">
            <text:p>34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rwo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73" calcext:value-type="float">
            <text:p>17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u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17" calcext:value-type="float">
            <text:p>37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w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as van Gen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65" calcext:value-type="float">
            <text:p>46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ssenhei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33" calcext:value-type="float">
            <text:p>62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es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31" calcext:value-type="float">
            <text:p>83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93" calcext:value-type="float">
            <text:p>84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25" calcext:value-type="float">
            <text:p>36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lk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r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em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04" calcext:value-type="float">
            <text:p>39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llink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llui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1" calcext:value-type="float">
            <text:p>5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45" calcext:value-type="float">
            <text:p>21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z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57" calcext:value-type="float">
            <text:p>39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469" calcext:value-type="float">
            <text:p>364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rmonnikoo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0" calcext:value-type="float">
            <text:p>4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jn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913" calcext:value-type="float">
            <text:p>99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mm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98" calcext:value-type="float">
            <text:p>17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55" calcext:value-type="float">
            <text:p>31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26" calcext:value-type="float">
            <text:p>24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pl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97" calcext:value-type="float">
            <text:p>39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e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31" calcext:value-type="float">
            <text:p>39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91" calcext:value-type="float">
            <text:p>52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rewoe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7" calcext:value-type="float">
            <text:p>7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r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93" calcext:value-type="float">
            <text:p>32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uwen-Duiv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Schouwen-Duivenland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Walcheren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ven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04" calcext:value-type="float">
            <text:p>35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jbe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06" calcext:value-type="float">
            <text:p>33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Anthon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Geertrui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9" calcext:value-type="float">
            <text:p>7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Janst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Laur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Maar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4" calcext:value-type="float">
            <text:p>10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Odili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47" calcext:value-type="float">
            <text:p>16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Pancra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21" calcext:value-type="float">
            <text:p>25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Philip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2" calcext:value-type="float">
            <text:p>11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Anna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aarten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ichielsge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37" calcext:value-type="float">
            <text:p>60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Oedenro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09" calcext:value-type="float">
            <text:p>80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342" calcext:value-type="float">
            <text:p>163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-Gel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karsterlâ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44" calcext:value-type="float">
            <text:p>4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na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ie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199" calcext:value-type="float">
            <text:p>111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ch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36" calcext:value-type="float">
            <text:p>71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ten (F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7" calcext:value-type="float">
            <text:p>3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 (oud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87" calcext:value-type="float">
            <text:p>1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-Aard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malling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172" calcext:value-type="float">
            <text:p>241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i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83" calcext:value-type="float">
            <text:p>44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30" calcext:value-type="float">
            <text:p>139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lre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6" calcext:value-type="float">
            <text:p>4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857" calcext:value-type="float">
            <text:p>198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83" calcext:value-type="float">
            <text:p>82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mel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n en Breug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78" calcext:value-type="float">
            <text:p>74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au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57" calcext:value-type="float">
            <text:p>18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ijke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791" calcext:value-type="float">
            <text:p>207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rang-C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50" calcext:value-type="float">
            <text:p>41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. Anthon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aan 't Haring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D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49" calcext:value-type="float">
            <text:p>34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dskan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912" calcext:value-type="float">
            <text:p>169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nddaarbui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62" calcext:value-type="float">
            <text:p>13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ph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89" calcext:value-type="float">
            <text:p>63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v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vo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7" calcext:value-type="float">
            <text:p>5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e Broec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52" calcext:value-type="float">
            <text:p>93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0" calcext:value-type="float">
            <text:p>9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76" calcext:value-type="float">
            <text:p>68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 en Krui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d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47" calcext:value-type="float">
            <text:p>23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93" calcext:value-type="float">
            <text:p>107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wo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in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25" calcext:value-type="float">
            <text:p>66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ll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vens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1" calcext:value-type="float">
            <text:p>7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ichtse V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p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l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62" calcext:value-type="float">
            <text:p>21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out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amproy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00" calcext:value-type="float">
            <text:p>2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eef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30" calcext:value-type="float">
            <text:p>1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49" calcext:value-type="float">
            <text:p>4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údwest-Fryslâ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u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76" calcext:value-type="float">
            <text:p>36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al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05" calcext:value-type="float">
            <text:p>44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g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78" calcext:value-type="float">
            <text:p>88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heij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98" calcext:value-type="float">
            <text:p>41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mun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41" calcext:value-type="float">
            <text:p>22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neu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829" calcext:value-type="float">
            <text:p>178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schellin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31" calcext:value-type="float">
            <text:p>23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te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89" calcext:value-type="float">
            <text:p>27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x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06" calcext:value-type="float">
            <text:p>63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yl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ho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63" calcext:value-type="float">
            <text:p>92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4" calcext:value-type="float">
            <text:p>12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425" calcext:value-type="float">
            <text:p>144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nhoven (Z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tjerkst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838" calcext:value-type="float">
            <text:p>148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283" calcext:value-type="float">
            <text:p>762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b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29" calcext:value-type="float">
            <text:p>89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dderen (Drostambt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ull en 't 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enter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is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naa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tsjerkst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bach over Worm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22" calcext:value-type="float">
            <text:p>60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b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52" calcext:value-type="float">
            <text:p>51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755" calcext:value-type="float">
            <text:p>167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25" calcext:value-type="float">
            <text:p>44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g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27" calcext:value-type="float">
            <text:p>49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98" calcext:value-type="float">
            <text:p>114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rmee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estra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80" calcext:value-type="float">
            <text:p>19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lr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67" calcext:value-type="float">
            <text:p>18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55" calcext:value-type="float">
            <text:p>53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44" calcext:value-type="float">
            <text:p>25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s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squ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4" calcext:value-type="float">
            <text:p>8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ing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31" calcext:value-type="float">
            <text:p>27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692" calcext:value-type="float">
            <text:p>1146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se Heuvelru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al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36" calcext:value-type="float">
            <text:p>5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76" calcext:value-type="float">
            <text:p>56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(Z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12" calcext:value-type="float">
            <text:p>15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aan de Geu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-Hout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32" calcext:value-type="float">
            <text:p>61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66" calcext:value-type="float">
            <text:p>29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s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44" calcext:value-type="float">
            <text:p>138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r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069" calcext:value-type="float">
            <text:p>140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092" calcext:value-type="float">
            <text:p>200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98" calcext:value-type="float">
            <text:p>22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gh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37" calcext:value-type="float">
            <text:p>12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d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341" calcext:value-type="float">
            <text:p>173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728" calcext:value-type="float">
            <text:p>297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89" calcext:value-type="float">
            <text:p>3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965" calcext:value-type="float">
            <text:p>309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ray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728" calcext:value-type="float">
            <text:p>167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ssem, Wintelre en Kneg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42" calcext:value-type="float">
            <text:p>2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a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86" calcext:value-type="float">
            <text:p>73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lings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21" calcext:value-type="float">
            <text:p>41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polder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nkeveen en Waver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57" calcext:value-type="float">
            <text:p>4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ard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102" calcext:value-type="float">
            <text:p>391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gtwed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38" calcext:value-type="float">
            <text:p>83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d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33" calcext:value-type="float">
            <text:p>17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uten-De Mee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49" calcext:value-type="float">
            <text:p>8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5" calcext:value-type="float">
            <text:p>5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j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03" calcext:value-type="float">
            <text:p>71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s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221" calcext:value-type="float">
            <text:p>232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odr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0" calcext:value-type="float">
            <text:p>11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er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87" calcext:value-type="float">
            <text:p>4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gelwaa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llenhov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or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652" calcext:value-type="float">
            <text:p>206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10" calcext:value-type="float">
            <text:p>35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519" calcext:value-type="float">
            <text:p>105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933" calcext:value-type="float">
            <text:p>119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75" calcext:value-type="float">
            <text:p>36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e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ees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04" calcext:value-type="float">
            <text:p>48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iezen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98" calcext:value-type="float">
            <text:p>85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ouwen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ug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81" calcext:value-type="float">
            <text:p>11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u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52" calcext:value-type="float">
            <text:p>14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60" calcext:value-type="float">
            <text:p>71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326" calcext:value-type="float">
            <text:p>14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ddinx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78" calcext:value-type="float">
            <text:p>10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ge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713" calcext:value-type="float">
            <text:p>157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60" calcext:value-type="float">
            <text:p>47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neper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roij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02" calcext:value-type="float">
            <text:p>24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s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ff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09" calcext:value-type="float">
            <text:p>12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men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25" calcext:value-type="float">
            <text:p>21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03" calcext:value-type="float">
            <text:p>24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ns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61" calcext:value-type="float">
            <text:p>38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p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51" calcext:value-type="float">
            <text:p>2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sen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950" calcext:value-type="float">
            <text:p>129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57" calcext:value-type="float">
            <text:p>70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kerkj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d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ers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35" calcext:value-type="float">
            <text:p>4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579" calcext:value-type="float">
            <text:p>195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39" calcext:value-type="float">
            <text:p>83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er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h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08" calcext:value-type="float">
            <text:p>32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meld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k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27" calcext:value-type="float">
            <text:p>85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k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vershoo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67" calcext:value-type="float">
            <text:p>3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s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5" calcext:value-type="float">
            <text:p>11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 Maas en 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dong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90" calcext:value-type="float">
            <text:p>31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dorp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bo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69" calcext:value-type="float">
            <text:p>38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72" calcext:value-type="float">
            <text:p>8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-Koggen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74" calcext:value-type="float">
            <text:p>64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schouw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87" calcext:value-type="float">
            <text:p>2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v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64" calcext:value-type="float">
            <text:p>39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k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22" calcext:value-type="float">
            <text:p>13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maa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0" calcext:value-type="float">
            <text:p>11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stellingwer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10" calcext:value-type="float">
            <text:p>122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voo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69" calcext:value-type="float">
            <text:p>64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zaa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85" calcext:value-type="float">
            <text:p>107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84" calcext:value-type="float">
            <text:p>40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49" calcext:value-type="float">
            <text:p>6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c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73" calcext:value-type="float">
            <text:p>122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ne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worm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9" calcext:value-type="float">
            <text:p>6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h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88" calcext:value-type="float">
            <text:p>37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35" calcext:value-type="float">
            <text:p>2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bij Duurst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77" calcext:value-type="float">
            <text:p>54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en Aal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l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60" calcext:value-type="float">
            <text:p>18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nandsr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1" calcext:value-type="float">
            <text:p>8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ng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6" calcext:value-type="float">
            <text:p>3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dervan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msta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36" calcext:value-type="float">
            <text:p>1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lesk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n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18" calcext:value-type="float">
            <text:p>28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60" calcext:value-type="float">
            <text:p>101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81" calcext:value-type="float">
            <text:p>28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ters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68" calcext:value-type="float">
            <text:p>137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959" calcext:value-type="float">
            <text:p>99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senkerk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96" calcext:value-type="float">
            <text:p>15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tt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40" calcext:value-type="float">
            <text:p>36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ns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43" calcext:value-type="float">
            <text:p>50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901" calcext:value-type="float">
            <text:p>119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gn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35" calcext:value-type="float">
            <text:p>3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ol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lphaart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ns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80" calcext:value-type="float">
            <text:p>60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k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11" calcext:value-type="float">
            <text:p>22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76" calcext:value-type="float">
            <text:p>56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v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ubrugg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81" calcext:value-type="float">
            <text:p>23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49" calcext:value-type="float">
            <text:p>45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ri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28" calcext:value-type="float">
            <text:p>6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w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79" calcext:value-type="float">
            <text:p>41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ûns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51" calcext:value-type="float">
            <text:p>60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Yerse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msl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sta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948" calcext:value-type="float">
            <text:p>649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ltbom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60" calcext:value-type="float">
            <text:p>42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t Zan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59" calcext:value-type="float">
            <text:p>12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ndv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57" calcext:value-type="float">
            <text:p>77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der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65" calcext:value-type="float">
            <text:p>27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van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74" calcext:value-type="float">
            <text:p>28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g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06" calcext:value-type="float">
            <text:p>10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i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006" calcext:value-type="float">
            <text:p>290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l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08" calcext:value-type="float">
            <text:p>57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85" calcext:value-type="float">
            <text:p>137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01" calcext:value-type="float">
            <text:p>78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31" calcext:value-type="float">
            <text:p>12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10" calcext:value-type="float">
            <text:p>3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-Moer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ierikz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14" calcext:value-type="float">
            <text:p>46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ijp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79" calcext:value-type="float">
            <text:p>45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et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666" calcext:value-type="float">
            <text:p>336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89" calcext:value-type="float">
            <text:p>38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nnemai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utel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 en Noord-Scherm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Beij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48" calcext:value-type="float">
            <text:p>17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broek (Gr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dorp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85" calcext:value-type="float">
            <text:p>34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l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81" calcext:value-type="float">
            <text:p>45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pl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w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59" calcext:value-type="float">
            <text:p>46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z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nd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57" calcext:value-type="float">
            <text:p>65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tp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485" calcext:value-type="float">
            <text:p>154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mmer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55" calcext:value-type="float">
            <text:p>21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ee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19" calcext:value-type="float">
            <text:p>13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ij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545" calcext:value-type="float">
            <text:p>195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537" calcext:value-type="float">
            <text:p>405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rke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entraal persoonsregister (CPR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1" calcext:value-type="float">
            <text:p>8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 en Hun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gt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43" calcext:value-type="float">
            <text:p>49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s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250" calcext:value-type="float">
            <text:p>102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70" calcext:value-type="float">
            <text:p>88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 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16" calcext:value-type="float">
            <text:p>40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d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53" calcext:value-type="float">
            <text:p>19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le-Rix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42" calcext:value-type="float">
            <text:p>27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be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ben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c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81" calcext:value-type="float">
            <text:p>38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chtkarsp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82" calcext:value-type="float">
            <text:p>131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1" calcext:value-type="float">
            <text:p>9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u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97" calcext:value-type="float">
            <text:p>13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kersloo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13" calcext:value-type="float">
            <text:p>24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lass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45" calcext:value-type="float">
            <text:p>86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rands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kem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10" calcext:value-type="float">
            <text:p>62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m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331" calcext:value-type="float">
            <text:p>373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438" calcext:value-type="float">
            <text:p>324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m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phen aan den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363" calcext:value-type="float">
            <text:p>263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en R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43" calcext:value-type="float">
            <text:p>27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-Cha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t D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95" calcext:value-type="float">
            <text:p>25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 Montfo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y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i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35" calcext:value-type="float">
            <text:p>1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39" calcext:value-type="float">
            <text:p>15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o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84" calcext:value-type="float">
            <text:p>32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sf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512" calcext:value-type="float">
            <text:p>455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sto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7" calcext:value-type="float">
            <text:p>7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zo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75" calcext:value-type="float">
            <text:p>19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l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873" calcext:value-type="float">
            <text:p>358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nr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83" calcext:value-type="float">
            <text:p>1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7706" calcext:value-type="float">
            <text:p>3677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65" calcext:value-type="float">
            <text:p>27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27" calcext:value-type="float">
            <text:p>22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ke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26" calcext:value-type="float">
            <text:p>3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na Paulown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32" calcext:value-type="float">
            <text:p>4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el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433" calcext:value-type="float">
            <text:p>714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elte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48" calcext:value-type="float">
            <text:p>19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inge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77" calcext:value-type="float">
            <text:p>65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cen en V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99" calcext:value-type="float">
            <text:p>39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k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22" calcext:value-type="float">
            <text:p>15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ne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35" calcext:value-type="float">
            <text:p>19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n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873" calcext:value-type="float">
            <text:p>668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p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56" calcext:value-type="float">
            <text:p>13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419" calcext:value-type="float">
            <text:p>234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delf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10" calcext:value-type="float">
            <text:p>69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n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ver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79" calcext:value-type="float">
            <text:p>67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x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40" calcext:value-type="float">
            <text:p>58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53" calcext:value-type="float">
            <text:p>24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e-Nassau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91" calcext:value-type="float">
            <text:p>27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952" calcext:value-type="float">
            <text:p>129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ex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8" calcext:value-type="float">
            <text:p>11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f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04" calcext:value-type="float">
            <text:p>14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kel en Milhee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85" calcext:value-type="float">
            <text:p>36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ng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74" calcext:value-type="float">
            <text:p>85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ne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340" calcext:value-type="float">
            <text:p>183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11" calcext:value-type="float">
            <text:p>33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singer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41" calcext:value-type="float">
            <text:p>18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woutswa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5" calcext:value-type="float">
            <text:p>3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th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89" calcext:value-type="float">
            <text:p>24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d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85" calcext:value-type="float">
            <text:p>48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g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2" calcext:value-type="float">
            <text:p>8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08" calcext:value-type="float">
            <text:p>63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en Don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15" calcext:value-type="float">
            <text:p>42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ms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22" calcext:value-type="float">
            <text:p>38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10" calcext:value-type="float">
            <text:p>14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t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25" calcext:value-type="float">
            <text:p>15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s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40" calcext:value-type="float">
            <text:p>56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t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i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25" calcext:value-type="float">
            <text:p>65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f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47" calcext:value-type="float">
            <text:p>23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ed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44" calcext:value-type="float">
            <text:p>47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9" calcext:value-type="float">
            <text:p>1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m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43" calcext:value-type="float">
            <text:p>72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ne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92" calcext:value-type="float">
            <text:p>29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sch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89" calcext:value-type="float">
            <text:p>1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t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81" calcext:value-type="float">
            <text:p>1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D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Terblij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97" calcext:value-type="float">
            <text:p>20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amb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11" calcext:value-type="float">
            <text:p>27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29" calcext:value-type="float">
            <text:p>6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N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91" calcext:value-type="float">
            <text:p>75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op Zo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534" calcext:value-type="float">
            <text:p>225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y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90" calcext:value-type="float">
            <text:p>46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76" calcext:value-type="float">
            <text:p>90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7" calcext:value-type="float">
            <text:p>1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03" calcext:value-type="float">
            <text:p>26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schenh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81" calcext:value-type="float">
            <text:p>3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 en Rodenrij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31" calcext:value-type="float">
            <text:p>70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-Enscho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63" calcext:value-type="float">
            <text:p>49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n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2" calcext:value-type="float">
            <text:p>7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l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79" calcext:value-type="float">
            <text:p>4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nhe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36" calcext:value-type="float">
            <text:p>60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97" calcext:value-type="float">
            <text:p>92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27" calcext:value-type="float">
            <text:p>74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sic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v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021" calcext:value-type="float">
            <text:p>18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03" calcext:value-type="float">
            <text:p>21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gg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 Bil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12" calcext:value-type="float">
            <text:p>42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Bi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067" calcext:value-type="float">
            <text:p>170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gelr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4" calcext:value-type="float">
            <text:p>4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nen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d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del en Neter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37" calcext:value-type="float">
            <text:p>46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nkenh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r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28" calcext:value-type="float">
            <text:p>58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is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32" calcext:value-type="float">
            <text:p>3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skensgraaf en Hofweg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1" calcext:value-type="float">
            <text:p>11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em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66" calcext:value-type="float">
            <text:p>96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k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kzij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arnsterhi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choltz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14" calcext:value-type="float">
            <text:p>27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89" calcext:value-type="float">
            <text:p>83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-Reeu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ek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44" calcext:value-type="float">
            <text:p>4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n Bo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17" calcext:value-type="float">
            <text:p>33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lsw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39" calcext:value-type="float">
            <text:p>50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Bomm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ornster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cu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31" calcext:value-type="float">
            <text:p>49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69" calcext:value-type="float">
            <text:p>60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-Od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gha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16" calcext:value-type="float">
            <text:p>40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450" calcext:value-type="float">
            <text:p>94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e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96" calcext:value-type="float">
            <text:p>91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se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sko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88" calcext:value-type="float">
            <text:p>67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ven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x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96" calcext:value-type="float">
            <text:p>70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952" calcext:value-type="float">
            <text:p>119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k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70" calcext:value-type="float">
            <text:p>29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nd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149" calcext:value-type="float">
            <text:p>60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erwi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28" calcext:value-type="float">
            <text:p>58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sk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uk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37" calcext:value-type="float">
            <text:p>51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i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11" calcext:value-type="float">
            <text:p>76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 in Wa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6" calcext:value-type="float">
            <text:p>12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3" calcext:value-type="float">
            <text:p>8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nckhors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uwersha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46" calcext:value-type="float">
            <text:p>17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i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81" calcext:value-type="float">
            <text:p>15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161" calcext:value-type="float">
            <text:p>101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n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271" calcext:value-type="float">
            <text:p>132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57" calcext:value-type="float">
            <text:p>56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34" calcext:value-type="float">
            <text:p>23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n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32" calcext:value-type="float">
            <text:p>68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95" calcext:value-type="float">
            <text:p>85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39" calcext:value-type="float">
            <text:p>44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g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551" calcext:value-type="float">
            <text:p>185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urmal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ier en K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38" calcext:value-type="float">
            <text:p>18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dz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llantsoo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57" calcext:value-type="float">
            <text:p>1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pelle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357" calcext:value-type="float">
            <text:p>22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str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22" calcext:value-type="float">
            <text:p>114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a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03" calcext:value-type="float">
            <text:p>17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l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oevo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58" calcext:value-type="float">
            <text:p>69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t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3" calcext:value-type="float">
            <text:p>11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ranendonc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romstrij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ijk en Sint Agath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44" calcext:value-type="float">
            <text:p>8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lembo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57" calcext:value-type="float">
            <text:p>95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61" calcext:value-type="float">
            <text:p>26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f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65" calcext:value-type="float">
            <text:p>7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485" calcext:value-type="float">
            <text:p>94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i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lf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165" calcext:value-type="float">
            <text:p>41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zij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19" calcext:value-type="float">
            <text:p>126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ekam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96" calcext:value-type="float">
            <text:p>59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98" calcext:value-type="float">
            <text:p>136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ven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336" calcext:value-type="float">
            <text:p>33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42" calcext:value-type="float">
            <text:p>7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74" calcext:value-type="float">
            <text:p>73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hei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94" calcext:value-type="float">
            <text:p>12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22" calcext:value-type="float">
            <text:p>51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47" calcext:value-type="float">
            <text:p>17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v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5" calcext:value-type="float">
            <text:p>16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kel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teloord en Prinsen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30" calcext:value-type="float">
            <text:p>27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th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xp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78" calcext:value-type="float">
            <text:p>37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rk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32" calcext:value-type="float">
            <text:p>34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de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60" calcext:value-type="float">
            <text:p>1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s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35" calcext:value-type="float">
            <text:p>52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tin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041" calcext:value-type="float">
            <text:p>19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kk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20" calcext:value-type="float">
            <text:p>61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m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28" calcext:value-type="float">
            <text:p>20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058" calcext:value-type="float">
            <text:p>100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niawerst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38" calcext:value-type="float">
            <text:p>30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62" calcext:value-type="float">
            <text:p>57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sp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r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918" calcext:value-type="float">
            <text:p>549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ch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24" calcext:value-type="float">
            <text:p>42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ischo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eu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32" calcext:value-type="float">
            <text:p>15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ergen-Rijs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85" calcext:value-type="float">
            <text:p>88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rug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08" calcext:value-type="float">
            <text:p>21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we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mm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on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95" calcext:value-type="float">
            <text:p>96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16" calcext:value-type="float">
            <text:p>77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71" calcext:value-type="float">
            <text:p>63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bbel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33" calcext:value-type="float">
            <text:p>25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84" calcext:value-type="float">
            <text:p>49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Du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97" calcext:value-type="float">
            <text:p>19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43" calcext:value-type="float">
            <text:p>28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winge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51" calcext:value-type="float">
            <text:p>1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27" calcext:value-type="float">
            <text:p>86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47" calcext:value-type="float">
            <text:p>30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-Su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-Vol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13" calcext:value-type="float">
            <text:p>115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417" calcext:value-type="float">
            <text:p>424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11" calcext:value-type="float">
            <text:p>50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n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78" calcext:value-type="float">
            <text:p>32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smo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nr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2" calcext:value-type="float">
            <text:p>11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r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03" calcext:value-type="float">
            <text:p>57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th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52" calcext:value-type="float">
            <text:p>53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mond aan Z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-Bin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98" calcext:value-type="float">
            <text:p>78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gels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06" calcext:value-type="float">
            <text:p>29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64" calcext:value-type="float">
            <text:p>3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-Margra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nd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035" calcext:value-type="float">
            <text:p>980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459" calcext:value-type="float">
            <text:p>94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kerz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me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wout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28" calcext:value-type="float">
            <text:p>40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54" calcext:value-type="float">
            <text:p>83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995" calcext:value-type="float">
            <text:p>449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mpel en Meer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g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k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89" calcext:value-type="float">
            <text:p>77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sch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136" calcext:value-type="float">
            <text:p>721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p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746" calcext:value-type="float">
            <text:p>167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m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593" calcext:value-type="float">
            <text:p>125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99" calcext:value-type="float">
            <text:p>27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5" calcext:value-type="float">
            <text:p>9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 en Opij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 en Leu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-Leu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741" calcext:value-type="float">
            <text:p>147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verd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7" calcext:value-type="float">
            <text:p>9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zing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2" calcext:value-type="float">
            <text:p>8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77" calcext:value-type="float">
            <text:p>42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ijnaart en Heij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88" calcext:value-type="float">
            <text:p>29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sterw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4" calcext:value-type="float">
            <text:p>12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80" calcext:value-type="float">
            <text:p>64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34" calcext:value-type="float">
            <text:p>19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Friese 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Fryske Mar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17" calcext:value-type="float">
            <text:p>37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ân-Slea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ssel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58" calcext:value-type="float">
            <text:p>20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trui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24" calcext:value-type="float">
            <text:p>32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ff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51" calcext:value-type="float">
            <text:p>2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ermal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147" calcext:value-type="float">
            <text:p>101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310" calcext:value-type="float">
            <text:p>13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-Mie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909" calcext:value-type="float">
            <text:p>179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83" calcext:value-type="float">
            <text:p>79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-Ba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nd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51" calcext:value-type="float">
            <text:p>96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12" calcext:value-type="float">
            <text:p>34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e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23" calcext:value-type="float">
            <text:p>33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30" calcext:value-type="float">
            <text:p>76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u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84" calcext:value-type="float">
            <text:p>1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52" calcext:value-type="float">
            <text:p>22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lan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30" calcext:value-type="float">
            <text:p>28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h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lze en 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223" calcext:value-type="float">
            <text:p>102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dere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09" calcext:value-type="float">
            <text:p>50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ree-Overflakk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872" calcext:value-type="float">
            <text:p>158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ir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58" calcext:value-type="float">
            <text:p>84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oise 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o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07" calcext:value-type="float">
            <text:p>60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in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723" calcext:value-type="float">
            <text:p>147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66" calcext:value-type="float">
            <text:p>7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952" calcext:value-type="float">
            <text:p>299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era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29" calcext:value-type="float">
            <text:p>1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riaa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8" calcext:value-type="float">
            <text:p>3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s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8" calcext:value-type="float">
            <text:p>8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afstroo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auw en Lang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-De Rij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65" calcext:value-type="float">
            <text:p>25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ms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45" calcext:value-type="float">
            <text:p>2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t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8" calcext:value-type="float">
            <text:p>13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27" calcext:value-type="float">
            <text:p>50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64" calcext:value-type="float">
            <text:p>44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76" calcext:value-type="float">
            <text:p>37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hage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0503" calcext:value-type="float">
            <text:p>2405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mo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23" calcext:value-type="float">
            <text:p>10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zan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22" calcext:value-type="float">
            <text:p>85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evenbi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40" calcext:value-type="float">
            <text:p>13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45" calcext:value-type="float">
            <text:p>21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n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44" calcext:value-type="float">
            <text:p>44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es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467" calcext:value-type="float">
            <text:p>94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ingen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534" calcext:value-type="float">
            <text:p>835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s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28" calcext:value-type="float">
            <text:p>18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-Ammer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81" calcext:value-type="float">
            <text:p>1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e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ga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33" calcext:value-type="float">
            <text:p>43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ubbenv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41" calcext:value-type="float">
            <text:p>32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40" calcext:value-type="float">
            <text:p>21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-Witt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f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ks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71" calcext:value-type="float">
            <text:p>10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mst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72" calcext:value-type="float">
            <text:p>24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984" calcext:value-type="float">
            <text:p>819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liede en Spaarn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85" calcext:value-type="float">
            <text:p>22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659" calcext:value-type="float">
            <text:p>396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st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34" calcext:value-type="float">
            <text:p>21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88" calcext:value-type="float">
            <text:p>28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gest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7" calcext:value-type="float">
            <text:p>6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lderber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l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17" calcext:value-type="float">
            <text:p>62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96" calcext:value-type="float">
            <text:p>69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p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42" calcext:value-type="float">
            <text:p>13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424" calcext:value-type="float">
            <text:p>154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511" calcext:value-type="float">
            <text:p>155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inxveld-Giess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56" calcext:value-type="float">
            <text:p>79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85" calcext:value-type="float">
            <text:p>99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kars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45" calcext:value-type="float">
            <text:p>27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l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73" calcext:value-type="float">
            <text:p>77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m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38" calcext:value-type="float">
            <text:p>37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k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82" calcext:value-type="float">
            <text:p>77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se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06" calcext:value-type="float">
            <text:p>31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tt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77" calcext:value-type="float">
            <text:p>57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vel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63" calcext:value-type="float">
            <text:p>27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zers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49" calcext:value-type="float">
            <text:p>53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78" calcext:value-type="float">
            <text:p>17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l en Panh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16" calcext:value-type="float">
            <text:p>26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848" calcext:value-type="float">
            <text:p>158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t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045" calcext:value-type="float">
            <text:p>140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n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bt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rend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78" calcext:value-type="float">
            <text:p>8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eren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en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691" calcext:value-type="float">
            <text:p>186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w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5" calcext:value-type="float">
            <text:p>5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hugo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930" calcext:value-type="float">
            <text:p>159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jans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30" calcext:value-type="float">
            <text:p>16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394" calcext:value-type="float">
            <text:p>363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75" calcext:value-type="float">
            <text:p>46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-Dinth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87" calcext:value-type="float">
            <text:p>38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98" calcext:value-type="float">
            <text:p>41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-Lee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fs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65" calcext:value-type="float">
            <text:p>54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- en Boeic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4" calcext:value-type="float">
            <text:p>4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59" calcext:value-type="float">
            <text:p>104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enoo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07" calcext:value-type="float">
            <text:p>16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kensz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78" calcext:value-type="float">
            <text:p>31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kel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ken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64" calcext:value-type="float">
            <text:p>79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el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126" calcext:value-type="float">
            <text:p>30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n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353" calcext:value-type="float">
            <text:p>163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voet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075" calcext:value-type="float">
            <text:p>110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133" calcext:value-type="float">
            <text:p>291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voi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13" calcext:value-type="float">
            <text:p>22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melumer Oldefe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61" calcext:value-type="float">
            <text:p>24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drik-Ido-Amb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06" calcext:value-type="float">
            <text:p>83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Gld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79" calcext:value-type="float">
            <text:p>38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O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582" calcext:value-type="float">
            <text:p>385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naa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20" calcext:value-type="float">
            <text:p>24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s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k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83" calcext:value-type="float">
            <text:p>1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rtogenbo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332" calcext:value-type="float">
            <text:p>453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en en Aer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91" calcext:value-type="float">
            <text:p>39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ij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97" calcext:value-type="float">
            <text:p>11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60" calcext:value-type="float">
            <text:p>41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kel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32" calcext:value-type="float">
            <text:p>13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84" calcext:value-type="float">
            <text:p>57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40" calcext:value-type="float">
            <text:p>28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ythuy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40" calcext:value-type="float">
            <text:p>27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leg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47" calcext:value-type="float">
            <text:p>90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aren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82" calcext:value-type="float">
            <text:p>43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127" calcext:value-type="float">
            <text:p>481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ndeloo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2" calcext:value-type="float">
            <text:p>4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deken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ko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s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97" calcext:value-type="float">
            <text:p>112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vela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20" calcext:value-type="float">
            <text:p>37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35" calcext:value-type="float">
            <text:p>36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f van Twent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lands Kroo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51" calcext:value-type="float">
            <text:p>4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nte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82" calcext:value-type="float">
            <text:p>37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fdplaa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blok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9" calcext:value-type="float">
            <text:p>7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Mier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18" calcext:value-type="float">
            <text:p>16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Zwaluw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53" calcext:value-type="float">
            <text:p>29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loon, Hapert en Ca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72" calcext:value-type="float">
            <text:p>37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063" calcext:value-type="float">
            <text:p>220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zand-Sappe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908" calcext:value-type="float">
            <text:p>179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783" calcext:value-type="float">
            <text:p>207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5" calcext:value-type="float">
            <text:p>7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47" calcext:value-type="float">
            <text:p>20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9" calcext:value-type="float">
            <text:p>6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92" calcext:value-type="float">
            <text:p>82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 aan de 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u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88" calcext:value-type="float">
            <text:p>45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j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9" calcext:value-type="float">
            <text:p>9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07" calcext:value-type="float">
            <text:p>69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586" calcext:value-type="float">
            <text:p>155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69" calcext:value-type="float">
            <text:p>22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26" calcext:value-type="float">
            <text:p>9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elo en Kep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52" calcext:value-type="float">
            <text:p>21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73" calcext:value-type="float">
            <text:p>25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daa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03" calcext:value-type="float">
            <text:p>44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00" calcext:value-type="float">
            <text:p>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h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37" calcext:value-type="float">
            <text:p>24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73" calcext:value-type="float">
            <text:p>58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st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41" calcext:value-type="float">
            <text:p>85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z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lp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52" calcext:value-type="float">
            <text:p>15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t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4" calcext:value-type="float">
            <text:p>3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acobs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is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utph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ag en Braass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er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50" calcext:value-type="float">
            <text:p>17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m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572" calcext:value-type="float">
            <text:p>155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nten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9" calcext:value-type="float">
            <text:p>8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54" calcext:value-type="float">
            <text:p>46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t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t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320" calcext:value-type="float">
            <text:p>193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di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4" calcext:value-type="float">
            <text:p>5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r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637" calcext:value-type="float">
            <text:p>236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werv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21" calcext:value-type="float">
            <text:p>28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39" calcext:value-type="float">
            <text:p>18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42" calcext:value-type="float">
            <text:p>43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aas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92" calcext:value-type="float">
            <text:p>17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i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57" calcext:value-type="float">
            <text:p>20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oet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osterbu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7" calcext:value-type="float">
            <text:p>7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und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65" calcext:value-type="float">
            <text:p>3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cke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0" calcext:value-type="float">
            <text:p>14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e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wa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gg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llumerland en Nieuwkrui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88" calcext:value-type="float">
            <text:p>60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og aan de Zaa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en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enhoef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ge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45" calcext:value-type="float">
            <text:p>17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 aan den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13" calcext:value-type="float">
            <text:p>22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abb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 L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59" calcext:value-type="float">
            <text:p>30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130" calcext:value-type="float">
            <text:p>141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er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ommeni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uin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uin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wa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ar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e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graaf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s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86" calcext:value-type="float">
            <text:p>4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1" calcext:value-type="float">
            <text:p>9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 Ruige Wei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71" calcext:value-type="float">
            <text:p>65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ra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4" calcext:value-type="float">
            <text:p>8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sing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Gld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N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78" calcext:value-type="float">
            <text:p>6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69" calcext:value-type="float">
            <text:p>83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92" calcext:value-type="float">
            <text:p>18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55" calcext:value-type="float">
            <text:p>17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8" calcext:value-type="float">
            <text:p>6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42" calcext:value-type="float">
            <text:p>80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11" calcext:value-type="float">
            <text:p>32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927" calcext:value-type="float">
            <text:p>439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90" calcext:value-type="float">
            <text:p>43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817" calcext:value-type="float">
            <text:p>528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r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74" calcext:value-type="float">
            <text:p>107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349" calcext:value-type="float">
            <text:p>153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-Voor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i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59" calcext:value-type="float">
            <text:p>20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kker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17" calcext:value-type="float">
            <text:p>36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lysta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455" calcext:value-type="float">
            <text:p>21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ms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59" calcext:value-type="float">
            <text:p>52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d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u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50" calcext:value-type="float">
            <text:p>104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x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70" calcext:value-type="float">
            <text:p>12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chtenvoor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43" calcext:value-type="float">
            <text:p>8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m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mp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53" calcext:value-type="float">
            <text:p>19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n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65" calcext:value-type="float">
            <text:p>30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Li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05" calcext:value-type="float">
            <text:p>4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43" calcext:value-type="float">
            <text:p>26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mbri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49" calcext:value-type="float">
            <text:p>26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40" calcext:value-type="float">
            <text:p>24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38" calcext:value-type="float">
            <text:p>18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40" calcext:value-type="float">
            <text:p>20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54" calcext:value-type="float">
            <text:p>98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74" calcext:value-type="float">
            <text:p>27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69" calcext:value-type="float">
            <text:p>88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98" calcext:value-type="float">
            <text:p>34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rsloo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on op Z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77" calcext:value-type="float">
            <text:p>95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os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49" calcext:value-type="float">
            <text:p>4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83" calcext:value-type="float">
            <text:p>3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p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27" calcext:value-type="float">
            <text:p>19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ss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86" calcext:value-type="float">
            <text:p>106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yksge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47" calcext:value-type="float">
            <text:p>12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hee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07" calcext:value-type="float">
            <text:p>42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96" calcext:value-type="float">
            <text:p>29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731" calcext:value-type="float">
            <text:p>147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tens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79" calcext:value-type="float">
            <text:p>45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69" calcext:value-type="float">
            <text:p>38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83" calcext:value-type="float">
            <text:p>51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31" calcext:value-type="float">
            <text:p>15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on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r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96" calcext:value-type="float">
            <text:p>38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gouw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90" calcext:value-type="float">
            <text:p>28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577" calcext:value-type="float">
            <text:p>165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tri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556" calcext:value-type="float">
            <text:p>565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de en Drimm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80" calcext:value-type="float">
            <text:p>57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gra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01" calcext:value-type="float">
            <text:p>17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iekerk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38" calcext:value-type="float">
            <text:p>16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95" calcext:value-type="float">
            <text:p>33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4" calcext:value-type="float">
            <text:p>10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Mar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81" calcext:value-type="float">
            <text:p>41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ur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44" calcext:value-type="float">
            <text:p>28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dembl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58" calcext:value-type="float">
            <text:p>34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3" calcext:value-type="float">
            <text:p>8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93" calcext:value-type="float">
            <text:p>14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-Wan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20" calcext:value-type="float">
            <text:p>34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14" calcext:value-type="float">
            <text:p>43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gen, Haren en Mach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08" calcext:value-type="float">
            <text:p>14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ij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76" calcext:value-type="float">
            <text:p>25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ck en Herkenbo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77" calcext:value-type="float">
            <text:p>34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san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aldum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26" calcext:value-type="float">
            <text:p>64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nam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ter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p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678" calcext:value-type="float">
            <text:p>11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rkel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2" calcext:value-type="float">
            <text:p>9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h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2" calcext:value-type="float">
            <text:p>8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burg (Z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951" calcext:value-type="float">
            <text:p>199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harn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45" calcext:value-type="float">
            <text:p>76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i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st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85" calcext:value-type="float">
            <text:p>13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elf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renth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schouw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67" calcext:value-type="float">
            <text:p>11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l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63" calcext:value-type="float">
            <text:p>20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39" calcext:value-type="float">
            <text:p>46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64" calcext:value-type="float">
            <text:p>63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nsheeren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55" calcext:value-type="float">
            <text:p>20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 en Sint Hub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04" calcext:value-type="float">
            <text:p>49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ingen aan de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66" calcext:value-type="float">
            <text:p>24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ge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71" calcext:value-type="float">
            <text:p>2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k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17" calcext:value-type="float">
            <text:p>14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lenaarsgraa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3" calcext:value-type="float">
            <text:p>4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len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nick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53" calcext:value-type="float">
            <text:p>45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s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00" calcext:value-type="float">
            <text:p>93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tf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08" calcext:value-type="float">
            <text:p>32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67" calcext:value-type="float">
            <text:p>14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k en Middel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81" calcext:value-type="float">
            <text:p>31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r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20" calcext:value-type="float">
            <text:p>31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23" calcext:value-type="float">
            <text:p>35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stergel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72" calcext:value-type="float">
            <text:p>25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t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06" calcext:value-type="float">
            <text:p>23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ld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519" calcext:value-type="float">
            <text:p>125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55" calcext:value-type="float">
            <text:p>86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-Bet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horst den 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25" calcext:value-type="float">
            <text:p>24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l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48" calcext:value-type="float">
            <text:p>70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64" calcext:value-type="float">
            <text:p>54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14" calcext:value-type="float">
            <text:p>17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ij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42" calcext:value-type="float">
            <text:p>50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bbix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81" calcext:value-type="float">
            <text:p>38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 en Sint Joo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Beij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26" calcext:value-type="float">
            <text:p>14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 Pekel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86" calcext:value-type="float">
            <text:p>25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 To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g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023" calcext:value-type="float">
            <text:p>210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nha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08" calcext:value-type="float">
            <text:p>50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-Nie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-Ams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19" calcext:value-type="float">
            <text:p>69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schan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3" calcext:value-type="float">
            <text:p>9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Ginne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27" calcext:value-type="float">
            <text:p>52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ko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26" calcext:value-type="float">
            <text:p>4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7" calcext:value-type="float">
            <text:p>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Lekk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27" calcext:value-type="float">
            <text:p>38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eu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83" calcext:value-type="float">
            <text:p>37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ol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2" calcext:value-type="float">
            <text:p>7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p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sta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05" calcext:value-type="float">
            <text:p>1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04" calcext:value-type="float">
            <text:p>16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Vosse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9" calcext:value-type="float">
            <text:p>10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gtev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4" calcext:value-type="float">
            <text:p>6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efu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e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74" calcext:value-type="float">
            <text:p>13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768" calcext:value-type="float">
            <text:p>117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me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654" calcext:value-type="float">
            <text:p>756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s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telro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13" calcext:value-type="float">
            <text:p>32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6" calcext:value-type="float">
            <text:p>5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-Bev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loo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4" calcext:value-type="float">
            <text:p>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en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r-Koggen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31" calcext:value-type="float">
            <text:p>45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go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Noordoostelijke 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oostpol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234" calcext:value-type="float">
            <text:p>18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34" calcext:value-type="float">
            <text:p>121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e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96" calcext:value-type="float">
            <text:p>68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t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64" calcext:value-type="float">
            <text:p>31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78" calcext:value-type="float">
            <text:p>2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enen, Gerwen en Nederwet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50" calcext:value-type="float">
            <text:p>86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79" calcext:value-type="float">
            <text:p>19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mans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31" calcext:value-type="float">
            <text:p>38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nspee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48" calcext:value-type="float">
            <text:p>114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t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03" calcext:value-type="float">
            <text:p>38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bicht en Papen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70" calcext:value-type="float">
            <text:p>12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99" calcext:value-type="float">
            <text:p>27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76" calcext:value-type="float">
            <text:p>5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ffe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5" calcext:value-type="float">
            <text:p>10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gstg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56" calcext:value-type="float">
            <text:p>8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hé en Laa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1" calcext:value-type="float">
            <text:p>4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rs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10" calcext:value-type="float">
            <text:p>2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rscho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66" calcext:value-type="float">
            <text:p>5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st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14" calcext:value-type="float">
            <text:p>83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amb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82" calcext:value-type="float">
            <text:p>97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hov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9" calcext:value-type="float">
            <text:p>12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6" calcext:value-type="float">
            <text:p>10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mark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nz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329" calcext:value-type="float">
            <text:p>14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97" calcext:value-type="float">
            <text:p>44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-Wijh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34" calcext:value-type="float">
            <text:p>86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derbank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nstwed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ltgensplaa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 Gel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 en West-Sou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, West- en Middelbeer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95" calcext:value-type="float">
            <text:p>21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95" calcext:value-type="float">
            <text:p>9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dong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79" calcext:value-type="float">
            <text:p>3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98" calcext:value-type="float">
            <text:p>25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ess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92" calcext:value-type="float">
            <text:p>22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946" calcext:value-type="float">
            <text:p>219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flakk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97" calcext:value-type="float">
            <text:p>46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stellingwer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10" calcext:value-type="float">
            <text:p>118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voor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zaa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79" calcext:value-type="float">
            <text:p>33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tma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69" calcext:value-type="float">
            <text:p>21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enbaar Lichaam Z.IJ.P.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50" calcext:value-type="float">
            <text:p>60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hem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loo, Sint Anthonis en Ledeack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56" calcext:value-type="float">
            <text:p>34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64" calcext:value-type="float">
            <text:p>50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perdoe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s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24" calcext:value-type="float">
            <text:p>128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076" calcext:value-type="float">
            <text:p>240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47" calcext:value-type="float">
            <text:p>24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terl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er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o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9" calcext:value-type="float">
            <text:p>4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 en Nieuw Ga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40" calcext:value-type="float">
            <text:p>38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Albla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0" calcext:value-type="float">
            <text:p>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Beij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08" calcext:value-type="float">
            <text:p>77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IJsselstr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Pekel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72" calcext:value-type="float">
            <text:p>40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l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bo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91" calcext:value-type="float">
            <text:p>59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n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h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Nie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-Am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00" calcext:value-type="float">
            <text:p>58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28" calcext:value-type="float">
            <text:p>27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-To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wa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65" calcext:value-type="float">
            <text:p>35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Vossem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w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assel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bet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sl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z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nn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4" calcext:value-type="float">
            <text:p>10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apek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402" calcext:value-type="float">
            <text:p>124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el en 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ei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88" calcext:value-type="float">
            <text:p>23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kel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hilippi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ershi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0" calcext:value-type="float">
            <text:p>6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71" calcext:value-type="float">
            <text:p>80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-Noot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ls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2" calcext:value-type="float">
            <text:p>5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ortug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43" calcext:value-type="float">
            <text:p>106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ort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sterho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37" calcext:value-type="float">
            <text:p>20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insen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17" calcext:value-type="float">
            <text:p>49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rmere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815" calcext:value-type="float">
            <text:p>188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62" calcext:value-type="float">
            <text:p>18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54" calcext:value-type="float">
            <text:p>96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rsh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69" calcext:value-type="float">
            <text:p>28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l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74" calcext:value-type="float">
            <text:p>120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msdon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84" calcext:value-type="float">
            <text:p>59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uwerder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7" calcext:value-type="float">
            <text:p>14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venst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87" calcext:value-type="float">
            <text:p>37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eu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10" calcext:value-type="float">
            <text:p>44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id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imers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09" calcext:value-type="float">
            <text:p>95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e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nk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179" calcext:value-type="float">
            <text:p>181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s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40" calcext:value-type="float">
            <text:p>15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tranchemen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47" calcext:value-type="float">
            <text:p>35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usel-De Mie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he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375" calcext:value-type="float">
            <text:p>253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62" calcext:value-type="float">
            <text:p>85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oo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86" calcext:value-type="float">
            <text:p>3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dder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233" calcext:value-type="float">
            <text:p>232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9" calcext:value-type="float">
            <text:p>1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e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ater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9" calcext:value-type="float">
            <text:p>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s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26" calcext:value-type="float">
            <text:p>58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aa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Rij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07" calcext:value-type="float">
            <text:p>26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62" calcext:value-type="float">
            <text:p>108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-Hol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NB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Z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223" calcext:value-type="float">
            <text:p>272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lland-Bat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tt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ckanj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27" calcext:value-type="float">
            <text:p>86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erda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305" calcext:value-type="float">
            <text:p>193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81" calcext:value-type="float">
            <text:p>19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 en N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04" calcext:value-type="float">
            <text:p>28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Ronde Ve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 en Nis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919" calcext:value-type="float">
            <text:p>279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7" calcext:value-type="float">
            <text:p>7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sma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46" calcext:value-type="float">
            <text:p>118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35" calcext:value-type="float">
            <text:p>1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tt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6466" calcext:value-type="float">
            <text:p>2964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45" calcext:value-type="float">
            <text:p>72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6" calcext:value-type="float">
            <text:p>7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cp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13" calcext:value-type="float">
            <text:p>97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90" calcext:value-type="float">
            <text:p>31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rwo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81" calcext:value-type="float">
            <text:p>16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u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81" calcext:value-type="float">
            <text:p>35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w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as van Gen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68" calcext:value-type="float">
            <text:p>47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ssenhei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32" calcext:value-type="float">
            <text:p>64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es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44" calcext:value-type="float">
            <text:p>86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45" calcext:value-type="float">
            <text:p>84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91" calcext:value-type="float">
            <text:p>35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lk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r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em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31" calcext:value-type="float">
            <text:p>37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llink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llui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2" calcext:value-type="float">
            <text:p>5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28" calcext:value-type="float">
            <text:p>19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z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16" calcext:value-type="float">
            <text:p>39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764" calcext:value-type="float">
            <text:p>37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rmonnikoo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0" calcext:value-type="float">
            <text:p>4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jn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60" calcext:value-type="float">
            <text:p>97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mm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10" calcext:value-type="float">
            <text:p>17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37" calcext:value-type="float">
            <text:p>30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30" calcext:value-type="float">
            <text:p>24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pl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13" calcext:value-type="float">
            <text:p>36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e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11" calcext:value-type="float">
            <text:p>38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22" calcext:value-type="float">
            <text:p>54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rewoe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1" calcext:value-type="float">
            <text:p>7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r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89" calcext:value-type="float">
            <text:p>32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uwen-Duiv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Schouwen-Duivenland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Walcheren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ven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21" calcext:value-type="float">
            <text:p>33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jbe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07" calcext:value-type="float">
            <text:p>34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Anthon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Geertrui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3" calcext:value-type="float">
            <text:p>7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Janst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Laur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Maar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5" calcext:value-type="float">
            <text:p>10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Odili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14" calcext:value-type="float">
            <text:p>17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Pancra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47" calcext:value-type="float">
            <text:p>25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Philip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4" calcext:value-type="float">
            <text:p>11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Anna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aarten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ichielsge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48" calcext:value-type="float">
            <text:p>59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Oedenro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22" calcext:value-type="float">
            <text:p>78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134" calcext:value-type="float">
            <text:p>171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-Gel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karsterlâ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30" calcext:value-type="float">
            <text:p>4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na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4" calcext:value-type="float">
            <text:p>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ie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43" calcext:value-type="float">
            <text:p>115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ch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88" calcext:value-type="float">
            <text:p>68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ten (F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1" calcext:value-type="float">
            <text:p>3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 (oud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27" calcext:value-type="float">
            <text:p>15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-Aard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malling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032" calcext:value-type="float">
            <text:p>250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i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86" calcext:value-type="float">
            <text:p>42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589" calcext:value-type="float">
            <text:p>14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lre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921" calcext:value-type="float">
            <text:p>209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10" calcext:value-type="float">
            <text:p>78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mel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n en Breug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40" calcext:value-type="float">
            <text:p>72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au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61" calcext:value-type="float">
            <text:p>18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ijke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484" calcext:value-type="float">
            <text:p>20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rang-C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88" calcext:value-type="float">
            <text:p>40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. Anthon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aan 't Haring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D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16" calcext:value-type="float">
            <text:p>36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dskan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222" calcext:value-type="float">
            <text:p>172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nddaarbui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8" calcext:value-type="float">
            <text:p>12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ph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93" calcext:value-type="float">
            <text:p>61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v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vo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4" calcext:value-type="float">
            <text:p>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e Broec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26" calcext:value-type="float">
            <text:p>90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9" calcext:value-type="float">
            <text:p>9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22" calcext:value-type="float">
            <text:p>67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 en Krui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d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22" calcext:value-type="float">
            <text:p>22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563" calcext:value-type="float">
            <text:p>105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wo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in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46" calcext:value-type="float">
            <text:p>64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ll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vens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4" calcext:value-type="float">
            <text:p>7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ichtse V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p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l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82" calcext:value-type="float">
            <text:p>21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out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amproy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14" calcext:value-type="float">
            <text:p>23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eef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8" calcext:value-type="float">
            <text:p>12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42" calcext:value-type="float">
            <text:p>41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údwest-Fryslâ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u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25" calcext:value-type="float">
            <text:p>37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al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85" calcext:value-type="float">
            <text:p>42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g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89" calcext:value-type="float">
            <text:p>90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heij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94" calcext:value-type="float">
            <text:p>40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mun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06" calcext:value-type="float">
            <text:p>23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neu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786" calcext:value-type="float">
            <text:p>177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schellin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58" calcext:value-type="float">
            <text:p>22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te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40" calcext:value-type="float">
            <text:p>27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x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18" calcext:value-type="float">
            <text:p>62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yl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ho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80" calcext:value-type="float">
            <text:p>93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06" calcext:value-type="float">
            <text:p>13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653" calcext:value-type="float">
            <text:p>146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nhoven (Z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tjerkst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963" calcext:value-type="float">
            <text:p>149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834" calcext:value-type="float">
            <text:p>768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b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96" calcext:value-type="float">
            <text:p>83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dderen (Drostambt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ull en 't 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enter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is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naa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tsjerkst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bach over Worm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39" calcext:value-type="float">
            <text:p>57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b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11" calcext:value-type="float">
            <text:p>50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312" calcext:value-type="float">
            <text:p>163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11" calcext:value-type="float">
            <text:p>39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g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86" calcext:value-type="float">
            <text:p>46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21" calcext:value-type="float">
            <text:p>112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rmee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estra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18" calcext:value-type="float">
            <text:p>19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lr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10" calcext:value-type="float">
            <text:p>18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22" calcext:value-type="float">
            <text:p>51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69" calcext:value-type="float">
            <text:p>23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s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squ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4" calcext:value-type="float">
            <text:p>7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ing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33" calcext:value-type="float">
            <text:p>26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519" calcext:value-type="float">
            <text:p>1215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se Heuvelru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al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12" calcext:value-type="float">
            <text:p>52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74" calcext:value-type="float">
            <text:p>57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(Z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7" calcext:value-type="float">
            <text:p>14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aan de Geu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-Hout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41" calcext:value-type="float">
            <text:p>63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82" calcext:value-type="float">
            <text:p>29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s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28" calcext:value-type="float">
            <text:p>136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r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56" calcext:value-type="float">
            <text:p>144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359" calcext:value-type="float">
            <text:p>203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28" calcext:value-type="float">
            <text:p>23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gh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310" calcext:value-type="float">
            <text:p>12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d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732" calcext:value-type="float">
            <text:p>167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742" calcext:value-type="float">
            <text:p>307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61" calcext:value-type="float">
            <text:p>34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578" calcext:value-type="float">
            <text:p>315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ray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394" calcext:value-type="float">
            <text:p>163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ssem, Wintelre en Kneg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04" calcext:value-type="float">
            <text:p>22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a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26" calcext:value-type="float">
            <text:p>7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lings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51" calcext:value-type="float">
            <text:p>36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polder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nkeveen en Waver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41" calcext:value-type="float">
            <text:p>42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ard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998" calcext:value-type="float">
            <text:p>399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gtwed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88" calcext:value-type="float">
            <text:p>81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d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50" calcext:value-type="float">
            <text:p>16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uten-De Mee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85" calcext:value-type="float">
            <text:p>80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j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30" calcext:value-type="float">
            <text:p>69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s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834" calcext:value-type="float">
            <text:p>228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7" calcext:value-type="float">
            <text:p>3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odr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4" calcext:value-type="float">
            <text:p>10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er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34" calcext:value-type="float">
            <text:p>4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gelwaa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llenhov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or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231" calcext:value-type="float">
            <text:p>232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27" calcext:value-type="float">
            <text:p>34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004" calcext:value-type="float">
            <text:p>110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09" calcext:value-type="float">
            <text:p>11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03" calcext:value-type="float">
            <text:p>36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e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ees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74" calcext:value-type="float">
            <text:p>46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iezen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21" calcext:value-type="float">
            <text:p>84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ouwen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ug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991" calcext:value-type="float">
            <text:p>119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u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6" calcext:value-type="float">
            <text:p>14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93" calcext:value-type="float">
            <text:p>72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502" calcext:value-type="float">
            <text:p>145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ddinx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14" calcext:value-type="float">
            <text:p>108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ge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938" calcext:value-type="float">
            <text:p>149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25" calcext:value-type="float">
            <text:p>4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neper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roij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52" calcext:value-type="float">
            <text:p>22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s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ff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2" calcext:value-type="float">
            <text:p>12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men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15" calcext:value-type="float">
            <text:p>20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00" calcext:value-type="float">
            <text:p>26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ns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25" calcext:value-type="float">
            <text:p>3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p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47" calcext:value-type="float">
            <text:p>21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sen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031" calcext:value-type="float">
            <text:p>140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99" calcext:value-type="float">
            <text:p>66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kerkj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d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ers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66" calcext:value-type="float">
            <text:p>40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884" calcext:value-type="float">
            <text:p>188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53" calcext:value-type="float">
            <text:p>84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er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h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96" calcext:value-type="float">
            <text:p>30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meld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k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40" calcext:value-type="float">
            <text:p>84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k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vershoo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77" calcext:value-type="float">
            <text:p>35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s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8" calcext:value-type="float">
            <text:p>10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 Maas en 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dong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44" calcext:value-type="float">
            <text:p>3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dorp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bo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51" calcext:value-type="float">
            <text:p>35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8" calcext:value-type="float">
            <text:p>7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-Koggen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67" calcext:value-type="float">
            <text:p>60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schouw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61" calcext:value-type="float">
            <text:p>24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v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45" calcext:value-type="float">
            <text:p>3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k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48" calcext:value-type="float">
            <text:p>12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maa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26" calcext:value-type="float">
            <text:p>10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stellingwer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22" calcext:value-type="float">
            <text:p>121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voo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65" calcext:value-type="float">
            <text:p>64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zaa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593" calcext:value-type="float">
            <text:p>105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31" calcext:value-type="float">
            <text:p>40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87" calcext:value-type="float">
            <text:p>59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c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248" calcext:value-type="float">
            <text:p>122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ne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worm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1" calcext:value-type="float">
            <text:p>6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h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41" calcext:value-type="float">
            <text:p>35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25" calcext:value-type="float">
            <text:p>22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bij Duurst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13" calcext:value-type="float">
            <text:p>55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en Aal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l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95" calcext:value-type="float">
            <text:p>17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nandsr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5" calcext:value-type="float">
            <text:p>8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ng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8" calcext:value-type="float">
            <text:p>3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dervan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msta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lesk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6" calcext:value-type="float">
            <text:p>4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n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95" calcext:value-type="float">
            <text:p>26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53" calcext:value-type="float">
            <text:p>107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44" calcext:value-type="float">
            <text:p>2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ters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850" calcext:value-type="float">
            <text:p>138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52" calcext:value-type="float">
            <text:p>99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senkerk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32" calcext:value-type="float">
            <text:p>15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tt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35" calcext:value-type="float">
            <text:p>3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ns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14" calcext:value-type="float">
            <text:p>48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285" calcext:value-type="float">
            <text:p>122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gn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82" calcext:value-type="float">
            <text:p>32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ol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lphaart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ns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76" calcext:value-type="float">
            <text:p>57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k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29" calcext:value-type="float">
            <text:p>22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87" calcext:value-type="float">
            <text:p>55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v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ubrugg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67" calcext:value-type="float">
            <text:p>22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71" calcext:value-type="float">
            <text:p>45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ri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73" calcext:value-type="float">
            <text:p>6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w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25" calcext:value-type="float">
            <text:p>39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ûns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92" calcext:value-type="float">
            <text:p>58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Yerse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msl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sta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767" calcext:value-type="float">
            <text:p>64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ltbom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93" calcext:value-type="float">
            <text:p>42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t Zan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78" calcext:value-type="float">
            <text:p>11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ndv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74" calcext:value-type="float">
            <text:p>85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der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44" calcext:value-type="float">
            <text:p>26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van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06" calcext:value-type="float">
            <text:p>28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g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3" calcext:value-type="float">
            <text:p>9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i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778" calcext:value-type="float">
            <text:p>327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l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81" calcext:value-type="float">
            <text:p>5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13" calcext:value-type="float">
            <text:p>136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70" calcext:value-type="float">
            <text:p>76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63" calcext:value-type="float">
            <text:p>11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74" calcext:value-type="float">
            <text:p>28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-Moer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ierikz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08" calcext:value-type="float">
            <text:p>48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ijp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72" calcext:value-type="float">
            <text:p>43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et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232" calcext:value-type="float">
            <text:p>342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12" calcext:value-type="float">
            <text:p>37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nnemai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utel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 en Noord-Scherm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Beij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97" calcext:value-type="float">
            <text:p>16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broek (Gr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dorp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57" calcext:value-type="float">
            <text:p>36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l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66" calcext:value-type="float">
            <text:p>48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pl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w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91" calcext:value-type="float">
            <text:p>43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z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nd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77" calcext:value-type="float">
            <text:p>62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tp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485" calcext:value-type="float">
            <text:p>164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mmer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45" calcext:value-type="float">
            <text:p>21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ee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32" calcext:value-type="float">
            <text:p>13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ij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100" calcext:value-type="float">
            <text:p>201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174" calcext:value-type="float">
            <text:p>43174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Zwollerkerspel</text:p>
          </table:table-cell>
          <table:table-cell table:style-name="ce10" office:value-type="string" calcext:value-type="string">
            <text:p>Vrouwen</text:p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abLinker" style:family="table-cell" style:parent-style-name="Default" style:data-style-name="N0">
      <style:table-cell-properties fo:background-color="transparent" style:vertical-align="automatic"/>
    </style:style>
    <style:style style:name="TL_20_ColHeader" style:display-name="TL ColHeader" style:family="table-cell" style:parent-style-name="Default" style:data-style-name="N0">
      <style:table-cell-properties fo:background-color="#69d2e7" style:vertical-align="automatic"/>
    </style:style>
    <style:style style:name="TL_20_Data" style:display-name="TL Data" style:family="table-cell" style:parent-style-name="Default" style:data-style-name="N0">
      <style:table-cell-properties fo:background-color="#c8c8a9" style:vertical-align="automatic"/>
    </style:style>
    <style:style style:name="TL_20_RowHeader" style:display-name="TL RowHeader" style:family="table-cell" style:parent-style-name="Default" style:data-style-name="N0">
      <style:table-cell-properties fo:background-color="#fae600" style:vertical-align="automatic"/>
    </style:style>
    <style:style style:name="TL_20_RowProperty" style:display-name="TL RowProperty" style:family="table-cell" style:parent-style-name="Default" style:data-style-name="N0">
      <style:table-cell-properties fo:background-color="#fa690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meta:initial-creator>Ashkan Ashkpour</meta:initial-creator>
    <meta:creation-date>2017-12-07T12:17:16Z</meta:creation-date>
    <dc:date>2017-12-08T13:36:08.277934000</dc:date>
    <meta:editing-cycles>3</meta:editing-cycles>
    <meta:editing-duration>PT7M42S</meta:editing-duration>
    <meta:document-statistic meta:table-count="1" meta:cell-count="6284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</office:meta>
</office:document-meta>
</file>